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25BDEDCB68794756B29.png" manifest:media-type="image/png"/>
  <manifest:file-entry manifest:full-path="Pictures/10000000000004CD000002A24115EABED2C4D490.png" manifest:media-type="image/png"/>
  <manifest:file-entry manifest:full-path="Pictures/10000000000004B600000282316908DCDFD5DF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474" officeooo:paragraph-rsid="00146474"/>
    </style:style>
    <style:style style:name="P2" style:family="paragraph" style:parent-style-name="Standard">
      <style:text-properties fo:font-size="14pt" fo:font-weight="bold" officeooo:rsid="00146474" officeooo:paragraph-rsid="00146474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OO – UDEMY:</text:p>
      <text:p text:style-name="P1"/>
      <text:p text:style-name="P1"><draw:frame draw:style-name="fr1" draw:name="Figura1" text:anchor-type="paragraph" svg:width="17cm" svg:height="8.68cm" draw:z-index="0"><draw:image xlink:href="Pictures/100000000000049D0000025BDEDCB68794756B29.png" xlink:type="simple" xlink:show="embed" xlink:actuate="onLoad" loext:mime-type="image/x-vclgraphic"/></draw:frame></text:p>
      <text:p text:style-name="P1"><draw:frame draw:style-name="fr1" draw:name="Figura2" text:anchor-type="paragraph" svg:width="17cm" svg:height="9.049cm" draw:z-index="1"><draw:image xlink:href="Pictures/10000000000004B600000282316908DCDFD5DF0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3" text:anchor-type="paragraph" svg:width="17cm" svg:height="9.322cm" draw:z-index="2"><draw:image xlink:href="Pictures/10000000000004CD000002A24115EABED2C4D490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40:50.803000000</meta:creation-date>
    <dc:date>2018-03-21T20:51:21.952000000</dc:date>
    <meta:editing-duration>PT10M33S</meta:editing-duration>
    <meta:editing-cycles>1</meta:editing-cycles>
    <meta:document-statistic meta:table-count="0" meta:image-count="3" meta:object-count="0" meta:page-count="2" meta:paragraph-count="1" meta:word-count="3" meta:character-count="22" meta:non-whitespace-character-count="19"/>
    <meta:generator>LibreOffice/6.0.1.1$Windows_X86_64 LibreOffice_project/60bfb1526849283ce2491346ed2aa51c465abfe6</meta:generator>
  </office:meta>
</office:document-meta>
</file>